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143239000074240000521A3641BBF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0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ea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1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2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3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4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5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0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1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2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2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3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3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4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4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5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5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0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1" form:control-implementation="ooo:com.sun.star.form.component.TextField" xml:id="control20" form:id="control2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2" form:control-implementation="ooo:com.sun.star.form.component.TextField" xml:id="control21" form:id="control2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3" form:control-implementation="ooo:com.sun.star.form.component.TextField" xml:id="control22" form:id="control2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4" form:control-implementation="ooo:com.sun.star.form.component.TextField" xml:id="control23" form:id="control2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5" form:control-implementation="ooo:com.sun.star.form.component.TextField" xml:id="control24" form:id="control2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0" form:control-implementation="ooo:com.sun.star.form.component.TextField" xml:id="control25" form:id="control2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1" form:control-implementation="ooo:com.sun.star.form.component.TextField" xml:id="control26" form:id="control2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2" form:control-implementation="ooo:com.sun.star.form.component.TextField" xml:id="control27" form:id="control2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3" form:control-implementation="ooo:com.sun.star.form.component.TextField" xml:id="control28" form:id="control2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4" form:control-implementation="ooo:com.sun.star.form.component.TextField" xml:id="control29" form:id="control2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5" form:control-implementation="ooo:com.sun.star.form.component.TextField" xml:id="control30" form:id="control3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0" form:control-implementation="ooo:com.sun.star.form.component.TextField" xml:id="control31" form:id="control3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0" form:control-implementation="ooo:com.sun.star.form.component.TextField" xml:id="control32" form:id="control3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1" form:control-implementation="ooo:com.sun.star.form.component.TextField" xml:id="control33" form:id="control3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1" form:control-implementation="ooo:com.sun.star.form.component.TextField" xml:id="control34" form:id="control3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2" form:control-implementation="ooo:com.sun.star.form.component.TextField" xml:id="control35" form:id="control3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2" form:control-implementation="ooo:com.sun.star.form.component.TextField" xml:id="control36" form:id="control3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3" form:control-implementation="ooo:com.sun.star.form.component.TextField" xml:id="control37" form:id="control3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3" form:control-implementation="ooo:com.sun.star.form.component.TextField" xml:id="control38" form:id="control3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4" form:control-implementation="ooo:com.sun.star.form.component.TextField" xml:id="control39" form:id="control3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4" form:control-implementation="ooo:com.sun.star.form.component.TextField" xml:id="control40" form:id="control4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5" form:control-implementation="ooo:com.sun.star.form.component.TextField" xml:id="control41" form:id="control4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5" form:control-implementation="ooo:com.sun.star.form.component.TextField" xml:id="control42" form:id="control4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0" form:control-implementation="ooo:com.sun.star.form.component.TextField" xml:id="control43" form:id="control4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1" form:control-implementation="ooo:com.sun.star.form.component.TextField" xml:id="control44" form:id="control4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2" form:control-implementation="ooo:com.sun.star.form.component.TextField" xml:id="control45" form:id="control4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3" form:control-implementation="ooo:com.sun.star.form.component.TextField" xml:id="control46" form:id="control4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4" form:control-implementation="ooo:com.sun.star.form.component.TextField" xml:id="control47" form:id="control4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5" form:control-implementation="ooo:com.sun.star.form.component.TextField" xml:id="control48" form:id="control4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0" form:control-implementation="ooo:com.sun.star.form.component.TextField" xml:id="control49" form:id="control4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1" form:control-implementation="ooo:com.sun.star.form.component.TextField" xml:id="control50" form:id="control5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2" form:control-implementation="ooo:com.sun.star.form.component.TextField" xml:id="control51" form:id="control5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3" form:control-implementation="ooo:com.sun.star.form.component.TextField" xml:id="control52" form:id="control5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4" form:control-implementation="ooo:com.sun.star.form.component.TextField" xml:id="control53" form:id="control5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5" form:control-implementation="ooo:com.sun.star.form.component.TextField" xml:id="control54" form:id="control5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0" form:control-implementation="ooo:com.sun.star.form.component.TextField" xml:id="control55" form:id="control5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1" form:control-implementation="ooo:com.sun.star.form.component.TextField" xml:id="control56" form:id="control5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2" form:control-implementation="ooo:com.sun.star.form.component.TextField" xml:id="control57" form:id="control5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3" form:control-implementation="ooo:com.sun.star.form.component.TextField" xml:id="control58" form:id="control5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4" form:control-implementation="ooo:com.sun.star.form.component.TextField" xml:id="control59" form:id="control5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5" form:control-implementation="ooo:com.sun.star.form.component.TextField" xml:id="control60" form:id="control6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0" form:control-implementation="ooo:com.sun.star.form.component.TextField" xml:id="control61" form:id="control6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1" form:control-implementation="ooo:com.sun.star.form.component.TextField" xml:id="control62" form:id="control6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2" form:control-implementation="ooo:com.sun.star.form.component.TextField" xml:id="control63" form:id="control6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3" form:control-implementation="ooo:com.sun.star.form.component.TextField" xml:id="control64" form:id="control6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4" form:control-implementation="ooo:com.sun.star.form.component.TextField" xml:id="control65" form:id="control6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b5" form:control-implementation="ooo:com.sun.star.form.component.TextField" xml:id="control66" form:id="control6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809cm" svg:height="0.5cm" svg:x="1.083cm" svg:y="5.17cm" draw:control="control1"/><draw:control text:anchor-type="paragraph" draw:z-index="1" draw:style-name="gr1" draw:text-style-name="P1" svg:width="2.809cm" svg:height="0.5cm" svg:x="1.081cm" svg:y="6.549cm" draw:control="control2"/><draw:control text:anchor-type="paragraph" draw:z-index="2" draw:style-name="gr1" draw:text-style-name="P1" svg:width="2.809cm" svg:height="0.5cm" svg:x="1.081cm" svg:y="7.883cm" draw:control="control3"/><draw:control text:anchor-type="paragraph" draw:z-index="6" draw:style-name="gr1" draw:text-style-name="P1" svg:width="4.021cm" svg:height="0.5cm" svg:x="4.182cm" svg:y="5.17cm" draw:control="control7"/><draw:control text:anchor-type="paragraph" draw:z-index="7" draw:style-name="gr1" draw:text-style-name="P1" svg:width="4.021cm" svg:height="0.5cm" svg:x="4.182cm" svg:y="5.837cm" draw:control="control8"/><draw:control text:anchor-type="paragraph" draw:z-index="8" draw:style-name="gr1" draw:text-style-name="P1" svg:width="4.021cm" svg:height="0.5cm" svg:x="4.182cm" svg:y="6.528cm" draw:control="control9"/><draw:control text:anchor-type="paragraph" draw:z-index="9" draw:style-name="gr1" draw:text-style-name="P1" svg:width="4.021cm" svg:height="0.5cm" svg:x="4.182cm" svg:y="7.22cm" draw:control="control10"/><draw:control text:anchor-type="paragraph" draw:z-index="10" draw:style-name="gr1" draw:text-style-name="P1" svg:width="4.021cm" svg:height="0.5cm" svg:x="4.182cm" svg:y="7.886cm" draw:control="control11"/><draw:control text:anchor-type="paragraph" draw:z-index="11" draw:style-name="gr1" draw:text-style-name="P1" svg:width="4.021cm" svg:height="0.5cm" svg:x="4.182cm" svg:y="8.578cm" draw:control="control12"/><draw:control text:anchor-type="paragraph" draw:z-index="18" draw:style-name="gr1" draw:text-style-name="P1" svg:width="4.421cm" svg:height="0.5cm" svg:x="8.28cm" svg:y="5.17cm" draw:control="control19"/><draw:control text:anchor-type="paragraph" draw:z-index="19" draw:style-name="gr1" draw:text-style-name="P1" svg:width="4.421cm" svg:height="0.5cm" svg:x="8.28cm" svg:y="6.528cm" draw:control="control20"/><draw:control text:anchor-type="paragraph" draw:z-index="20" draw:style-name="gr1" draw:text-style-name="P1" svg:width="4.421cm" svg:height="0.5cm" svg:x="8.28cm" svg:y="7.886cm" draw:control="control21"/><draw:control text:anchor-type="paragraph" draw:z-index="24" draw:style-name="gr1" draw:text-style-name="P2" svg:width="2.072cm" svg:height="0.5cm" svg:x="12.749cm" svg:y="5.17cm" draw:control="control25"/><draw:control text:anchor-type="paragraph" draw:z-index="25" draw:style-name="gr1" draw:text-style-name="P2" svg:width="2.072cm" svg:height="0.5cm" svg:x="12.749cm" svg:y="6.528cm" draw:control="control26"/><draw:control text:anchor-type="paragraph" draw:z-index="26" draw:style-name="gr1" draw:text-style-name="P2" svg:width="2.072cm" svg:height="0.5cm" svg:x="12.749cm" svg:y="7.886cm" draw:control="control27"/><draw:control text:anchor-type="paragraph" draw:z-index="30" draw:style-name="gr1" draw:text-style-name="P1" svg:width="4.522cm" svg:height="0.5cm" svg:x="14.88cm" svg:y="5.17cm" draw:control="control31"/><draw:control text:anchor-type="paragraph" draw:z-index="31" draw:style-name="gr1" draw:text-style-name="P1" svg:width="4.522cm" svg:height="0.5cm" svg:x="14.88cm" svg:y="5.837cm" draw:control="control32"/><draw:control text:anchor-type="paragraph" draw:z-index="32" draw:style-name="gr1" draw:text-style-name="P1" svg:width="4.522cm" svg:height="0.5cm" svg:x="14.88cm" svg:y="6.528cm" draw:control="control33"/><draw:control text:anchor-type="paragraph" draw:z-index="33" draw:style-name="gr1" draw:text-style-name="P1" svg:width="4.522cm" svg:height="0.5cm" svg:x="14.88cm" svg:y="7.22cm" draw:control="control34"/><draw:control text:anchor-type="paragraph" draw:z-index="34" draw:style-name="gr1" draw:text-style-name="P1" svg:width="4.522cm" svg:height="0.5cm" svg:x="14.88cm" svg:y="7.886cm" draw:control="control35"/><draw:control text:anchor-type="paragraph" draw:z-index="35" draw:style-name="gr1" draw:text-style-name="P1" svg:width="4.522cm" svg:height="0.5cm" svg:x="14.88cm" svg:y="8.578cm" draw:control="control36"/><draw:control text:anchor-type="paragraph" draw:z-index="42" draw:style-name="gr1" draw:text-style-name="P1" svg:width="4.4cm" svg:height="0.5cm" svg:x="19.45cm" svg:y="5.17cm" draw:control="control43"/><draw:control text:anchor-type="paragraph" draw:z-index="43" draw:style-name="gr1" draw:text-style-name="P1" svg:width="4.4cm" svg:height="0.5cm" svg:x="19.459cm" svg:y="6.519cm" draw:control="control44"/><draw:control text:anchor-type="paragraph" draw:z-index="44" draw:style-name="gr1" draw:text-style-name="P1" svg:width="4.4cm" svg:height="0.5cm" svg:x="19.45cm" svg:y="7.886cm" draw:control="control45"/><draw:control text:anchor-type="paragraph" draw:z-index="45" draw:style-name="gr1" draw:text-style-name="P1" svg:width="4.4cm" svg:height="0.5cm" svg:x="19.45cm" svg:y="9.269cm" draw:control="control46"/><draw:control text:anchor-type="paragraph" draw:z-index="46" draw:style-name="gr1" draw:text-style-name="P1" svg:width="4.4cm" svg:height="0.5cm" svg:x="19.45cm" svg:y="10.627cm" draw:control="control47"/><draw:control text:anchor-type="paragraph" draw:z-index="47" draw:style-name="gr1" draw:text-style-name="P1" svg:width="4.403cm" svg:height="0.5cm" svg:x="19.45cm" svg:y="11.986cm" draw:control="control48"/><draw:control text:anchor-type="paragraph" draw:z-index="48" draw:style-name="gr1" draw:text-style-name="P2" svg:width="1.9cm" svg:height="0.5cm" svg:x="24.04cm" svg:y="5.17cm" draw:control="control49"/><draw:control text:anchor-type="paragraph" draw:z-index="49" draw:style-name="gr1" draw:text-style-name="P2" svg:width="1.9cm" svg:height="0.5cm" svg:x="24.04cm" svg:y="6.516cm" draw:control="control50"/><draw:control text:anchor-type="paragraph" draw:z-index="50" draw:style-name="gr1" draw:text-style-name="P2" svg:width="1.9cm" svg:height="0.5cm" svg:x="24.04cm" svg:y="7.874cm" draw:control="control51"/><draw:control text:anchor-type="paragraph" draw:z-index="51" draw:style-name="gr1" draw:text-style-name="P2" svg:width="1.9cm" svg:height="0.5cm" svg:x="24.04cm" svg:y="9.257cm" draw:control="control52"/><draw:control text:anchor-type="paragraph" draw:z-index="52" draw:style-name="gr1" draw:text-style-name="P2" svg:width="1.9cm" svg:height="0.5cm" svg:x="24.04cm" svg:y="10.615cm" draw:control="control53"/><draw:control text:anchor-type="paragraph" draw:z-index="53" draw:style-name="gr1" draw:text-style-name="P2" svg:width="1.9cm" svg:height="0.5cm" svg:x="24.051cm" svg:y="11.998cm" draw:control="control54"/><draw:control text:anchor-type="paragraph" draw:z-index="54" draw:style-name="gr1" draw:text-style-name="P3" svg:width="1.876cm" svg:height="0.5cm" svg:x="26.16cm" svg:y="5.17cm" draw:control="control55"/><draw:control text:anchor-type="paragraph" draw:z-index="55" draw:style-name="gr1" draw:text-style-name="P3" svg:width="1.876cm" svg:height="0.5cm" svg:x="26.16cm" svg:y="6.528cm" draw:control="control56"/><draw:control text:anchor-type="paragraph" draw:z-index="56" draw:style-name="gr1" draw:text-style-name="P3" svg:width="1.876cm" svg:height="0.5cm" svg:x="26.16cm" svg:y="7.862cm" draw:control="control57"/><draw:control text:anchor-type="paragraph" draw:z-index="57" draw:style-name="gr1" draw:text-style-name="P3" svg:width="1.876cm" svg:height="0.5cm" svg:x="26.16cm" svg:y="9.245cm" draw:control="control58"/><draw:control text:anchor-type="paragraph" draw:z-index="58" draw:style-name="gr1" draw:text-style-name="P3" svg:width="1.876cm" svg:height="0.5cm" svg:x="26.16cm" svg:y="10.627cm" draw:control="control59"/><draw:control text:anchor-type="paragraph" draw:z-index="59" draw:style-name="gr1" draw:text-style-name="P3" svg:width="1.876cm" svg:height="0.5cm" svg:x="26.16cm" svg:y="11.986cm" draw:control="control60"/><draw:control text:anchor-type="paragraph" draw:z-index="41" draw:style-name="gr1" draw:text-style-name="P1" svg:width="4.522cm" svg:height="0.5cm" svg:x="14.88cm" svg:y="12.677cm" draw:control="control42"/><draw:control text:anchor-type="paragraph" draw:z-index="40" draw:style-name="gr1" draw:text-style-name="P1" svg:width="4.522cm" svg:height="0.5cm" svg:x="14.88cm" svg:y="12.01cm" draw:control="control41"/><draw:control text:anchor-type="paragraph" draw:z-index="39" draw:style-name="gr1" draw:text-style-name="P1" svg:width="4.522cm" svg:height="0.5cm" svg:x="14.88cm" svg:y="11.294cm" draw:control="control40"/><draw:control text:anchor-type="paragraph" draw:z-index="38" draw:style-name="gr1" draw:text-style-name="P1" svg:width="4.522cm" svg:height="0.5cm" svg:x="14.88cm" svg:y="10.627cm" draw:control="control39"/><draw:control text:anchor-type="paragraph" draw:z-index="37" draw:style-name="gr1" draw:text-style-name="P1" svg:width="4.522cm" svg:height="0.5cm" svg:x="14.88cm" svg:y="9.961cm" draw:control="control38"/><draw:control text:anchor-type="paragraph" draw:z-index="36" draw:style-name="gr1" draw:text-style-name="P1" svg:width="4.522cm" svg:height="0.5cm" svg:x="14.88cm" svg:y="9.245cm" draw:control="control37"/><draw:control text:anchor-type="paragraph" draw:z-index="29" draw:style-name="gr1" draw:text-style-name="P2" svg:width="2.068cm" svg:height="0.5cm" svg:x="12.748cm" svg:y="11.998cm" draw:control="control30"/><draw:control text:anchor-type="paragraph" draw:z-index="28" draw:style-name="gr1" draw:text-style-name="P2" svg:width="2.072cm" svg:height="0.5cm" svg:x="12.749cm" svg:y="10.627cm" draw:control="control29"/><draw:control text:anchor-type="paragraph" draw:z-index="27" draw:style-name="gr1" draw:text-style-name="P2" svg:width="2.072cm" svg:height="0.5cm" svg:x="12.749cm" svg:y="9.245cm" draw:control="control28"/><draw:control text:anchor-type="paragraph" draw:z-index="23" draw:style-name="gr1" draw:text-style-name="P1" svg:width="4.418cm" svg:height="0.5cm" svg:x="8.281cm" svg:y="12.01cm" draw:control="control24"/><draw:control text:anchor-type="paragraph" draw:z-index="22" draw:style-name="gr1" draw:text-style-name="P1" svg:width="4.421cm" svg:height="0.5cm" svg:x="8.28cm" svg:y="10.627cm" draw:control="control23"/><draw:control text:anchor-type="paragraph" draw:z-index="21" draw:style-name="gr1" draw:text-style-name="P1" svg:width="4.421cm" svg:height="0.5cm" svg:x="8.28cm" svg:y="9.294cm" draw:control="control22"/><draw:control text:anchor-type="paragraph" draw:z-index="17" draw:style-name="gr1" draw:text-style-name="P1" svg:width="4.021cm" svg:height="0.5cm" svg:x="4.182cm" svg:y="12.677cm" draw:control="control18"/><draw:control text:anchor-type="paragraph" draw:z-index="16" draw:style-name="gr1" draw:text-style-name="P1" svg:width="4.021cm" svg:height="0.5cm" svg:x="4.182cm" svg:y="11.986cm" draw:control="control17"/><draw:control text:anchor-type="paragraph" draw:z-index="15" draw:style-name="gr1" draw:text-style-name="P1" svg:width="4.021cm" svg:height="0.5cm" svg:x="4.182cm" svg:y="11.294cm" draw:control="control16"/><draw:control text:anchor-type="paragraph" draw:z-index="14" draw:style-name="gr1" draw:text-style-name="P1" svg:width="4.021cm" svg:height="0.5cm" svg:x="4.182cm" svg:y="10.627cm" draw:control="control15"/><draw:control text:anchor-type="paragraph" draw:z-index="13" draw:style-name="gr1" draw:text-style-name="P1" svg:width="4.021cm" svg:height="0.5cm" svg:x="4.182cm" svg:y="9.961cm" draw:control="control14"/><draw:control text:anchor-type="paragraph" draw:z-index="12" draw:style-name="gr1" draw:text-style-name="P1" svg:width="4.021cm" svg:height="0.5cm" svg:x="4.182cm" svg:y="9.245cm" draw:control="control13"/><draw:control text:anchor-type="paragraph" draw:z-index="5" draw:style-name="gr1" draw:text-style-name="P1" svg:width="2.809cm" svg:height="0.5cm" svg:x="1.081cm" svg:y="12.007cm" draw:control="control6"/><draw:control text:anchor-type="paragraph" draw:z-index="4" draw:style-name="gr1" draw:text-style-name="P1" svg:width="2.809cm" svg:height="0.5cm" svg:x="1.081cm" svg:y="10.624cm" draw:control="control5"/><draw:control text:anchor-type="paragraph" draw:z-index="3" draw:style-name="gr1" draw:text-style-name="P1" svg:width="2.809cm" svg:height="0.5cm" svg:x="1.081cm" svg:y="9.266cm" draw:control="control4"/><draw:control text:anchor-type="paragraph" draw:z-index="60" draw:style-name="gr1" draw:text-style-name="P2" svg:width="1.9cm" svg:height="0.5cm" svg:x="24.04cm" svg:y="5.886cm" draw:control="control61"/><draw:control text:anchor-type="paragraph" draw:z-index="61" draw:style-name="gr1" draw:text-style-name="P2" svg:width="1.9cm" svg:height="0.5cm" svg:x="24.04cm" svg:y="7.269cm" draw:control="control62"/><draw:control text:anchor-type="paragraph" draw:z-index="62" draw:style-name="gr1" draw:text-style-name="P2" svg:width="1.9cm" svg:height="0.5cm" svg:x="24.04cm" svg:y="8.602cm" draw:control="control63"/><draw:control text:anchor-type="paragraph" draw:z-index="63" draw:style-name="gr1" draw:text-style-name="P2" svg:width="1.9cm" svg:height="0.5cm" svg:x="24.04cm" svg:y="10.01cm" draw:control="control64"/><draw:control text:anchor-type="paragraph" draw:z-index="64" draw:style-name="gr1" draw:text-style-name="P2" svg:width="1.9cm" svg:height="0.5cm" svg:x="24.04cm" svg:y="11.344cm" draw:control="control65"/><draw:control text:anchor-type="paragraph" draw:z-index="65" draw:style-name="gr1" draw:text-style-name="P2" svg:width="1.9cm" svg:height="0.5cm" svg:x="24.051cm" svg:y="12.726cm" draw:control="control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143239000074240000521A3641BBF1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7-02-22T13:39:49.612102686</dc:date>
    <dc:creator>jb </dc:creator>
    <meta:editing-duration>PT5H49M37S</meta:editing-duration>
    <meta:editing-cycles>155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